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80000025CBEF8A69C8B826AB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769cm" fo:min-width="1.117cm" fo:padding-top="0.1cm" fo:padding-bottom="0.1cm" fo:padding-left="0.1cm" fo:padding-right="0.1cm" draw:shadow-opacity="0%"/>
    </style:style>
    <style:style style:name="gr6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style:paragraph-properties fo:text-align="center" style:writing-mode="lr-tb"/>
      <style:text-properties style:font-name="Arial" fo:font-size="22pt" fo:font-weight="bold"/>
    </style:style>
    <style:style style:name="P8" style:family="paragraph">
      <loext:graphic-properties draw:fill="solid" draw:fill-color="#729fcf" draw:opacity="0%"/>
      <style:paragraph-properties fo:text-align="center" style:writing-mode="lr-tb"/>
      <style:text-properties style:font-name="Arial" fo:font-size="22pt" fo:font-weight="bold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53cm" svg:x="7.045cm" svg:y="5.286cm">
          <draw:image xlink:href="Pictures/10000001000003880000025CBEF8A69C8B826ABF.png" xlink:type="simple" xlink:show="embed" xlink:actuate="onLoad" draw:mime-type="image/png">
            <text:p/>
          </draw:image>
        </draw:frame>
        <draw:polygon draw:style-name="gr2" draw:text-style-name="P2" draw:layer="layout" svg:width="2.756cm" svg:height="1.298cm" svg:x="15.555cm" svg:y="11.794cm" svg:viewBox="0 0 2757 1299" draw:points="236,0 0,453 2560,1299 2757,866">
          <text:p/>
        </draw:polygon>
        <draw:polygon draw:style-name="gr2" draw:text-style-name="P2" draw:layer="layout" svg:width="2.618cm" svg:height="0.905cm" svg:x="9.451cm" svg:y="11.479cm" svg:viewBox="0 0 2619 906" draw:points="0,571 1024,335 1595,79 2619,0 2619,472 20,906">
          <text:p/>
        </draw:polygon>
        <draw:frame draw:style-name="gr3" draw:text-style-name="P4" draw:layer="layout" svg:width="4.308cm" svg:height="1.119cm" svg:x="7.08cm" svg:y="7.1cm">
          <draw:text-box>
            <text:p text:style-name="P3"><text:span text:style-name="T1">Utengasse</text:span></text:p>
          </draw:text-box>
        </draw:frame>
        <draw:frame draw:style-name="gr3" draw:text-style-name="P4" draw:layer="layout" svg:width="4.421cm" svg:height="1.119cm" svg:x="7.069cm" svg:y="12.874cm">
          <draw:text-box>
            <text:p text:style-name="P3"><text:span text:style-name="T1">Lindenberg</text:span></text:p>
          </draw:text-box>
        </draw:frame>
        <draw:frame draw:style-name="gr4" draw:text-style-name="P4" draw:layer="layout" svg:width="4.308cm" svg:height="1.987cm" svg:x="18.558cm" svg:y="7.689cm">
          <draw:text-box>
            <text:p text:style-name="P5"><text:span text:style-name="T1">Riehentor-strasse</text:span></text:p>
          </draw:text-box>
        </draw:frame>
        <draw:custom-shape draw:style-name="gr5" draw:text-style-name="P6" draw:layer="layout" svg:width="1.861cm" svg:height="1.369cm" draw:transform="rotate (2.94018165790965) translate (22.33cm 14.8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7cm" svg:height="2cm" svg:x="11.407cm" svg:y="10.622cm">
          <text:p text:style-name="P7"><text:span text:style-name="T2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524.5692405871 31876.46176911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1T17:45:03.950786787</meta:creation-date>
    <dc:date>2022-08-19T17:11:13.678248410</dc:date>
    <meta:editing-duration>PT19M22S</meta:editing-duration>
    <meta:editing-cycles>7</meta:editing-cycles>
    <meta:generator>LibreOffice/7.3.4.2$MacOSX_X86_64 LibreOffice_project/728fec16bd5f605073805c3c9e7c4212a0120dc5</meta:generator>
    <meta:document-statistic meta:object-count="8"/>
  </office:meta>
</office:document-meta>
</file>